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T1" style:family="text">
      <style:text-properties fo:font-size="12pt" style:font-name-asian="Times New Roman" style:font-size-asian="12pt" style:language-asian="pl" style:country-asian="PL" style:font-name-complex="Times New Roman" style:font-size-complex="12pt"/>
    </style:style>
    <style:style style:name="T2" style:family="text">
      <style:text-properties fo:font-size="12pt" fo:font-weight="bold" style:font-name-asian="Times New Roman" style:font-size-asian="12pt" style:language-asian="pl" style:country-asian="PL" style:font-weight-asian="bold" style:font-name-complex="Times New Roman"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4 grudnia 2001 r.</text:span></text:p>
      <text:p text:style-name="P1"><text:span text:style-name="T2">Wiceprezes Rady Ministrów Minister Finansów Marek Belka:</text:span></text:p>
      <text:p text:style-name="P1"><text:span text:style-name="T1">    Panie Marszałku! Panie i Panowie Posłowie! Przed kilkoma dniami przedstawiłem Wysokiej Izbie informację na temat stanu finansów państwa. Dzisiaj moim zadaniem jest zaprezentowanie założeń budżetu na rok 2002. Budżetu, z którym związane są obawy, ale także oczekiwania i nadzieje. Budżet roku 2002 bowiem to nie tylko zwykły bilans dochodów i wydatków państwa. To przede wszystkim początek procesu naprawy gospodarki, który inicjuje i wprowadza w życie nową filozofię finansów publicznych. Pomni złych doświadczeń poprzedników oparliśmy budżet na realistycznych - nie waham się powiedzieć - ostrożnych założeniach makroekonomicznych. Gospodarka światowa znajduje się na krawędzi recesji. Prognozy zakładają poprawę koniunktury w gospodarce Stanów Zjednoczonych i w gospodarce europejskiej dopiero w drugiej połowie przyszłego roku. Tę </text:span><text:bookmark text:name="_GoBack"/><text:span text:style-name="T1">tendencję staraliśmy się także uwzględnić, konstruując założenia budżetu. Wzrost gospodarczy w Polsce w roku przyszłym szacujemy na około 1%; praktycznie w tym tempie rośnie także gospodarka w roku bieżącym. To niemal stagnacja. Dynamika popytu krajowego i spożycia indywidualnego będzie także bardzo niska. Tutaj chciałbym podkreślić, że to, o czym mowa w założeniach, to nasze prognozy. To, iż gospodarka polska prawdopodobnie będzie rosła w roku przyszłym bardzo wolno nie jest zdeterminowane przez budżet, a jeżeli już to tylko w niewielkim stopniu. Jest to wynik okoliczności zewnętrznych, a także wynik polityki gospodarczej, tendencji gospodarczych z ostatnich lat. Eksport zwiększy się według naszych szacunków o 4,1%, import zaś o 3,6%, co spowoduje, że deficyt na rachunku obrotów bieżących zamknie się kwotą 8,6 mld dolarów, a więc na poziomie wykonania roku bieżącego. Spodziewana poprawa koniunktury gospodarczej sprawi jednak, że możemy liczyć, iż z kwartału na kwartał będą rosnąć czy poprawiać się wskaźniki dynamiki gospodarczej. Przyjmujemy, że średnioroczny kurs złotego będzie kształtował się na poziomie 4,22 zł za dolara oraz 3,95 zł za euro. Zwiększą się nakłady na środki trwałe o 1,1%. Przypomnę, że w roku bieżącym dynamika tych nakładów będzie ujemna i może wynieść minus 5,4%. Źródłem wzrostu nakładów inwestycyjnych będzie z jednej strony napływ inwestycji bezpośrednich, a z drugiej strony - obniżki stóp procentowych oraz pewna poprawa wyników finansowych przedsiębiorstw. Saldo inwestycji bezpośrednich w latach 2002-2003 wyniesie około 5,5 mld dolarów amerykańskich. Znacznego powiększenia tej wielkości można oczekiwać dopiero po wstąpieniu do Unii Europejskiej. Warunki do dalszego obniżania stóp procentowych powinny się utrzymywać, co rzutować będzie na przyspieszenie ekspansji gospodarczej. Inflacja liczona średniorocznie powinna zamknąć się w granicach 4,5%. Tym samym zrealizowany zostanie cel inflacyjny wyznaczony przez Radę Polityki Pieniężnej. Zakładamy, że przy braku zagrożeń dla jego realizacji średnioroczna stopa operacji otwartego rynku ukształtuje się na poziomie nieco poniżej 10% z tendencją do dalszej obniżki w trakcie roku. Wzrost wynagrodzeń w ujęciu realnym w sektorze przedsiębiorstw wyniesie nieco powyżej 1%, a w całej gospodarce narodowej zaledwie 0,2%. Brak zdecydowanych reform rynku pracy w przeszłości, skutki restrukturyzacji wielu gałęzi przemysłu, a także znaczny przyrost ludności w wieku produkcyjnym sprawią, że stopa bezrobocia może wzrosnąć aż do poziomu 18,6%. Oczekujemy jednak wyhamowania tej niedobrej tendencji z końcem przyszłego roku. Szacuje się, że dochody budżetu państwa wyniosą 143 970 mln zł, nieco więcej nominalnie, ale o 2,6% realnie mniej niż w roku bieżącym. Relacja dochodów budżetu do PKB będzie także niższa i wyniesie 18,8%. Na dochody budżetu złożą się głównie wpływy z dochodów podatkowych - około 134,5 mld zł - </text:span><text:soft-page-break/><text:span text:style-name="T1">oraz z dochodów niepodatkowych - około 9,3 mld zł. Zmieni się więc struktura dochodów budżetu na rzecz zwiększenia dochodów podatkowych i spadku dochodów niepodatkowych z racji braku jednorazowych wpływów, które wystąpiły w roku bieżącym, takich jak sprzedaż koncesji na UMTS czy też wyjątkowo wysoka wpłata z zysku Narodowego Banku Polskiego. Dochody podatkowe wzrosną realnie o 3,9% w porównaniu z 2001 r. Wzrost ten nastąpi przede wszystkim w wyniku: zmian w podatku dochodowym od osób fizycznych, polegających na likwidacji niektórych ulg i odliczeń, w tym tzw. dużej ulgi budowlanej, zamrożeniu progów podatkowych na 2 lata oraz wprowadzeniu podatku od dochodów kapitałowych; zmian w podatku VAT obejmujących wzrost stawek na niektóre grupy towarów oraz wprowadzenia akcyzy na energię elektryczną. Wysokość dochodów będzie również kształtowana przez działania podejmowane w obszarze windykacji, egzekucji bieżących i zaległych należności podatkowych, a także energiczne przeciwdziałanie nielegalnemu transferowi zysków firm zagranicznych. Planowane wydatki budżetu państwa w kwocie 183 970 mln zł oznaczają wzrost w porównaniu z wykonaniem tegorocznego budżetu o 6,5%. Deficyt budżetowy zamknie się kwotą 40 mld zł, tj. w wysokości 5,2% PKB, a więc w wysokości wielokrotnie publicznie anonsowanej. Deficyt sfinansowany zostanie w większości poprzez saldo sprzedaży i wykupu skarbowych papierów wartościowych, które wyniesie 32,5 mld zł, przychody z prywatyzacji majątku skarbu państwa oraz poprzez dodatnie saldo finansowania zagranicznego.</text:span></text:p>
      <text:p text:style-name="P1"><text:span text:style-name="T1">    Ograniczone środki, jakimi będzie można dysponować w przyszłorocznym budżecie, wymagają jasnego sprecyzowania priorytetów. Jest to zadanie niełatwe, ponieważ znakomita część wydatków to sztywno określone zobowiązania państwa wobec świadczeniobiorców, np. emerytury i renty, jednostek samorządu terytorialnego czy wreszcie krajowych i zagranicznych wierzycieli skarbu państwa, chodzi o obsługę długu zagranicznego i krajowego. W roku bieżącym na te cele wydatkujemy ponad 97 mld zł, a więc 56% zrealizowanych faktycznie wydatków. W roku 2002 nominalna wielkość tych wydatków wyniesie 105,8 mld zł, a więc wzrośnie do 57,5% ogółu wydatków budżetu państwa. Wybory priorytetów dotyczą więc pozostałej, mniejszej części wydatków. W roku przyszłym możemy mówić o kilku płaszczyznach takich wyborów. Pierwszą grupę stanowi zaangażowanie budżetu w wydatki na sfinansowanie zadań publicznych, takich jak obrona porządku prawnego, bezpieczeństwo publiczne i obronność kraju. Na te cele w roku 2001 przeznaczono łącznie 30,2 mld zł, w tym na sfinansowanie wydatków związanych z działaniem wymiaru sprawiedliwości - 5,1 mld zł, na bezpieczeństwo publiczne - 11 mld zł, a na obronę narodową - 14 mld zł. W roku przyszłym na te cele proponuje się przeznaczyć łącznie 31,3 mld zł, w tym na wymiar sprawiedliwości prawie 5,7 mld zł, realnie o 10% więcej niż w tym roku, na bezpieczeństwo publiczne - 11 mld zł, nieco więcej niż w roku 2001, na obronę narodową - 14,5 mld zł, a więc o 3,2% więcej niż w roku bieżącym. Dodajmy, że skala wydatków na obronę narodową stanowi 1,99% Produktu Krajowego Brutto wytworzonego w 2001 r. Drugą grupą wydatków podlegającą szczególnemu traktowaniu są środki na finansowanie zadań ważnych z punktu widzenia polityki społecznej. Jednak nie wszystkie wydatki z tego zakresu można było potraktować w jednakowy sposób. Najwyższy wzrost środków w tej grupie dotyczy dotacji budżetowych dla Funduszu Pracy. Jest ona w roku przyszłym o 1,6 mld zł wyższa od dotacji z roku 2001 i sięga 3,6 mld zł, realnie wzrastając o 71%. Rosną także wydatki budżetu państwa na dodatkowe zasilanie systemu ochrony zdrowia. Oprócz finansowania poprzez kasy chorych z budżetu jednostki ochrony zdrowia pozyskają prawie 2,9 mld zł, a więc realnie o 26,4% więcej niż w </text:span><text:soft-page-break/><text:span text:style-name="T1">roku bieżącym. Wydatki budżetu państwa na finansowanie rozmaitych zadań z zakresu pomocy społecznej będą w roku przyszłym adresowane bardziej precyzyjnie niż w latach poprzednich, co pozwala mieć nadzieję, iż pomimo braku zwiększenia środków na ten cel osoby wymagające wsparcia nie będą w sytuacji gorszej niż w roku bieżącym. Między innymi zamierzamy realizować zapowiedziany w exposé premiera program dożywiania dzieci w szkołach. Na ten cel w projekcie budżetu państwa przewidziano dodatkowe środki w wysokości 160 mln zł.</text:span></text:p>
      <text:p text:style-name="P1"><text:span text:style-name="T1">    Wśród innych wydatków budżetu, na które chciałbym państwu zwrócić uwagę, są wydatki na finansowanie szkolnictwa wyższego, nauki, na które przeznaczamy 8,4 mld zł, przypominam, w porównaniu z 7,8 mld zł w roku bieżącym.</text:span></text:p>
      <text:p text:style-name="P1"><text:span text:style-name="T1">    W roku 2002, a także w latach następnych, ważnym zadaniem będzie dostosowywanie gospodarki polskiej do warunków rynku europejskiego. Jednocześnie nasza gospodarka powinna zwiększyć zdolności absorpcji funduszy pozyskiwanych z Unii Europejskiej. Na te cele zaplanowaliśmy odpowiednie pieniądze w budżecie państwa.</text:span></text:p>
      <text:p text:style-name="P1"><text:span text:style-name="T1">    Wysoki Sejmie! Konstrukcja budżetu oparta na realistycznej prognozie dochodów budżetu oraz na zweryfikowanych szacunkach wykonania budżetu w roku 2001 umożliwi płynne wydatkowanie środków, niewymagające blokowania wydatków w trakcie roku, co jest prawdziwą zmorą dysponentów budżetu w roku bieżącym. Mówiąc bardziej obrazowo, przywrócona zostanie pełna płynność finansowa budżetu państwa.</text:span></text:p>
      <text:p text:style-name="P1"><text:span text:style-name="T1">    Z głębokim przekonaniem zapewniam Wysoką Izbę, że w przyszłym roku nie będzie cięć budżetowych o charakterze interwencyjnym.</text:span></text:p>
      <text:p text:style-name="P1"><text:span text:style-name="T1">    Dodatkowym wsparciem dla zgodnej z planem realizacji przyszłorocznego budżetu są towarzyszące projektowi budżetu propozycje nowelizacji wielu ustaw, mające na celu minimalizację sztywnego automatyzmu w wydatkach, koncentrację wydatków na celach najważniejszych ze społecznego i gospodarczego punktu widzenia, wreszcie eliminowanie dostrzeganych patologii w wykorzystywaniu pieniędzy publicznych.</text:span></text:p>
      <text:p text:style-name="P1"><text:span text:style-name="T1">    Istota tegorocznego budżetu zakłada przede wszystkim zmianę filozofii jego konstruowania. Przykład tegorocznej wpadki z budżetem wskazuje bowiem na konieczność wypracowania podejścia strategicznego w miejsce doraźnych przedsięwzięć, mających na celu przede wszystkim zmniejszanie deficytu budżetowego za wszelką cenę i manipulowanie pozycjami dochodów i wydatków w celach prezentacyjnych.</text:span></text:p>
      <text:p text:style-name="P1"><text:span text:style-name="T1">    Na wstępie jedno ogólne stwierdzenie: powodzenie polityki gospodarczej w latach 2002-2005 przede wszystkim będzie funkcją ożywienia gospodarki i przywrócenia jej tendencji wzrostowej. System finansów publicznych powinien jednak stanowić swego rodzaju kotwicę zabezpieczającą, trzymającą w ryzach decyzje ekonomiczne i zasadniczo ograniczającą ich uznaniowość w imieniu doraźnych korzyści politycznych lub nacisków społecznych. Finanse publiczne nie mogą być narażone na fluktuację będącą skutkiem zmieniającej się sytuacji i zmieniających się scenariuszy bieżących. Takim przykładem stały się finansowe konsekwencje czterech reform. Usztywniając wydatki publiczne i ograniczając możliwości ich redukcji, próbowano - dla ratowania deficytu finansów i kreowania pozytywnego wizerunku rządu - redukować wydatki, gdzie się dało, przede wszystkim wydatki inwestycyjne, co osłabiało dodatkowo tendencje rozwojowe gospodarki.</text:span></text:p>
      <text:p text:style-name="P1"><text:span text:style-name="T1">    Reforma finansów publicznych rozpoczyna się więc od zmiany filozofii konstruowania budżetu. Najważniejszą funkcją budżetu jest zapewnienie możliwości sfinansowania podstawowych funkcji państwa. Budżet nie jest i nie może być </text:span><text:soft-page-break/><text:span text:style-name="T1">traktowany jako instrument bieżącej stabilizacji cyklu koniunkturalnego. Doświadczenia wielu krajów, z różnych zresztą okresów historycznych, pokazują, że budżet jest mało elastycznym instrumentem polityki gospodarczej i społecznej, słabo przydatnym do stymulowania lub hamowania popytu wewnętrznego, a tym samym wpływania na bieżącą sytuację gospodarczą.</text:span></text:p>
      <text:p text:style-name="P1"><text:span text:style-name="T1">    Podstawą nowej filozofii konstruowania budżetu jest względna stabilizacja wydatków budżetowych, widziana nie w wymiarze jednego roku, lecz w dłuższym, co najmniej kilkuletnim, cyklu czasowym. Pojęcie względnej stabilizacji oznacza, że wydatki budżetowe powinny znajdować się na stabilnej ścieżce wzrostu, której dynamikę wyznacza przede wszystkim wzrost inflacji. Filozofię tę zastosowano po raz pierwszy w przedkładanym Wysokiej Izbie projekcie budżetu.</text:span></text:p>
      <text:p text:style-name="P1"><text:span text:style-name="T1">    Podobnie jak w tym roku i w kolejnych latach wydatki budżetu państwa powinny rosnąć niezależnie od stanu koniunktury gospodarczej, w tempie nieznacznie przekraczającym przewidywaną inflację. Wydatki budżetowe łatwo się podnosi, a trudno obniża, a ich wzrost wcześniej czy później musi prowadzić do wzrostu opodatkowania. </text:span></text:p>
      <text:p text:style-name="P1"><text:span text:style-name="T1">    Konstruowanie budżetu, z drugiej strony, nie powinno być podporządkowane filozofii obniżania deficytu i równoważenia go za wszelką cenę, niezależnie od stanu koniunktury gospodarczej. Gospodarka kraju powinna wyjść z deficytu budżetowego, lecz ta konieczność nie może być naczelną zasadą konstytuującą politykę budżetową. Łatwo wówczas wpaść w swoistą pułapkę recesyjną, czego dzisiaj doświadczamy.</text:span></text:p>
      <text:p text:style-name="P1"><text:span text:style-name="T1">    Poprawnie skalkulowane i skorelowane z możliwościami finansowymi gospodarki wydatki budżetu państwa nie powinny podlegać bezładnym cięciom w okresie realizacji planów przez instytucje gospodarcze oraz jednostki budżetowe administracji rządowej i samorządowej. Nie mogą też stać się przedmiotem corocznych przetargów i waśni, w których po jednej stronie argumentacji stoją z reguły słuszne potrzeby poszczególnych dziedzin, z drugiej zaś konieczność ratowania całej tkanki państwa. </text:span></text:p>
      <text:p text:style-name="P1"><text:span text:style-name="T1">    Jeżeli więc w danym roku koniunktura gospodarcza ulegnie pogorszeniu w stosunku do prognoz, to nie będzie to pretekstem do ograniczania wydatków publicznych. Doprowadzi do zwiększenia deficytu budżetowego. Jeżeli natomiast tempo wzrostu gospodarczego będzie szybsze od prognozowanego i wzrosną tym samym dochody budżetu, nie będzie to usprawiedliwieniem dla dalszego zwiększenia wydatków w ramach ˝huśtawki budżetowej˝, a pozwoli po prostu na zmniejszenie deficytu. Przy umiarkowanym wzroście wydatków budżetu gospodarka stopniowo będzie ˝wyrastać˝ z deficytu budżetowego, proporcjonalnie do skali przyspieszenia tempa wzrostu PKB. Biorąc pod uwagę fakt rozpoczynania tej operacji - operacji stabilizacji wydatków budżetu państwa w okresie bardzo nikłego wzrostu gospodarczego, niemal stagnacji, perspektywa zmniejszenia deficytu wydaje się realna.</text:span></text:p>
      <text:p text:style-name="P1"><text:span text:style-name="T1">    Względna stabilizacja wydatków państwa nie oznacza i nie może oznaczać ich zamrożenia w ramach spetryfikowanej struktury wydatków obecnych. Byłby to raczej czynnik hamujący niż przyspieszający rozwój gospodarki. Struktura ta musi ulec zmianie zgodnie z wypracowaną koncepcją polityki społeczno-gospodarczej i zarysowanymi, zmodyfikowanymi funkcjami państwa na obecnym etapie transformacji ustrojowej.</text:span></text:p>
      <text:p text:style-name="P1"><text:span text:style-name="T1">    W roku 2002 przeprowadzony zostanie audyt celowościowy wszystkich wydatków budżetowych państwa i zaproponowane zostaną zmiany co do ich charakteru, zakresu i wielkości. Wymagać to będzie dokonania trudnych wyborów. Będzie to </text:span><text:soft-page-break/><text:span text:style-name="T1">zadanie trudne. Ale powszechnie akceptowanym stwierdzeniom generalnym nie towarzyszy od lat zrozumienie dla konieczności redukcji środków w konkretnych przypadkach. Szereg pozycji zdobyło sobie przez lata miano przywilejów nienaruszalnych, w innych na pierwszy rzut oka trudno doszukać się pola dla ich racjonalizacji.</text:span></text:p>
      <text:p text:style-name="P1"><text:span text:style-name="T1">    Pragnę poinformować, iż rząd powołał osiem zespołów w obszarach: ochrony środowiska, ochrony zdrowia, transferów socjalnych, bezpieczeństwa i obronności, finansowania samorządów, polityki regionalnej, edukacji i wspierania gospodarki, których zadaniem będzie określenie charakteru i zakresu restrukturyzacji wydatków budżetowych.</text:span></text:p>
      <text:p text:style-name="P1"><text:span text:style-name="T1">    Filozofii średniookresowego ustalania poziomu wydatków będą towarzyszyć działania na rzecz zwiększenia skali dochodów państwa. Podnoszenie podatków nie jest rozwiązaniem właściwym, należy je raczej redukować, choć skala redukcji w najbliższych latach nie będzie zapewne znacząca. Zwiększanie dochodów będzie zatem następować poprzez porządkowanie systemu podatkowego i reformę służb skarbowych. Pierwszym krokiem będzie zapewnienie jednolitej interpretacji przepisów podatkowych i wyeliminowanie dowolności będących powodem rozlicznych kłopotów przedsiębiorstw i obywateli, stającym się niekiedy czynnikiem korupcjogennym. Nastąpi także - w pierwszej połowie 2002 r. - przegląd całej legislacji podatkowej celem wyeliminowania luk i nieścisłości, a także wprowadzenia merytorycznych korekt upraszających i modernizujących reguły naliczania i pobierania podatków. Zostanie przeprowadzona także przebudowa aparatu skarbowego, w tym scalenie służb skarbowych i służb celnych. Przewiduje się wprowadzenie zapowiedzianych w exposé premiera przepisów ograniczających nielegalny lub wykorzystujący luki legislacyjne transfer zysków za granicę przez podmioty z udziałem kapitału obcego. Pochodną wymienionych wyżej zadań stanie się także przebudowa struktury Ministerstwa Finansów pod kątem dostosowania go do zmienionych funkcji i zadań. </text:span></text:p>
      <text:p text:style-name="P1"><text:span text:style-name="T1">    Przedstawiony obraz uzupełnia propozycja przygotowania nowej ustawy o finansowaniu samorządu terytorialnego. Stworzy ona podstawy do dalszej decentralizacji decyzji ekonomicznych, zwłaszcza tych, które prowadzą do rozwoju lokalnego i regionalnego. Chodzi o związanie decyzji gospodarczych podejmowanych na szczeblach samorządu ze zdolnością do dysponowania środkami finansowymi. W przeciwnym razie samorządy będą odgrywały, jak to się dzieje niekiedy dotąd, rolę szczebli w administracyjnej hierarchii, a nie rolę organów decyzyjnych.</text:span></text:p>
      <text:p text:style-name="P1"><text:span text:style-name="T1">    Wysoki Sejmie! Projekt budżetu nie oznacza - bo oznaczać nie może - że Polska wyszła z okresu stagnacji gospodarczej. Stanowi jednak zapowiedź i element całego tego procesu. W I kwartale przyszłego roku rząd przedstawi Wysokiej Izbie całościowy program gospodarczy na okres bieżącej kadencji. Będzie on prezentował cały kompleks przedsięwzięć zmierzających do ożywienia gospodarki. Przedkładany dziś budżet stanowi pierwszy krok na tej właściwej drodze. Proszę zatem panie i panów posłów, by z takim przeświadczeniem zechcieli podjąć debatę budżetową nad przedstawionym przez rząd projektem. Dziękuję za uwagę. (Oklask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3:50:00</meta:creation-date>
    <dc:date>2013-01-09T13:51:00</dc:date>
    <meta:editing-duration>PT1S</meta:editing-duration>
    <meta:generator>LibreOffice/3.6$Windows_x86 LibreOffice_project/2ef5aff-a6fb0ff-166bdff-cf087ad-0f1389</meta:generator>
    <meta:document-statistic meta:table-count="0" meta:image-count="0" meta:object-count="0" meta:page-count="5" meta:paragraph-count="23" meta:word-count="2360" meta:character-count="17818" meta:non-whitespace-character-count="153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